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 Light" fo:font-size="28pt" officeooo:rsid="00008d32" officeooo:paragraph-rsid="00008d32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eber Freund,</text:p>
      <text:p text:style-name="P1"></text:p>
      <text:p text:style-name="P1">wir wünschen Dir:</text:p>
      <text:p text:style-name="P1"/>
      <text:p text:style-name="P1">Zeit für Dich Selbst,</text:p>
      <text:p text:style-name="P1">Entspannung und</text:p>
      <text:p text:style-name="P1">Entwicklung.</text:p>
      <text:p text:style-name="P1"/>
      <text:p text:style-name="P1">Es macht allen Freude, wenn Du </text:p>
      <text:p text:style-name="P1">die Toilette so hinterlässt wie Du sie vorgefunden hast, oder wie Du sie gerne vorfinden würdest.</text:p>
      <text:p text:style-name="P1"/>
      <text:p text:style-name="P1">Der öko-sozialen Wandel</text:p>
      <text:p text:style-name="P1">findet auch in der WC statt :)</text:p>
      <text:p text:style-name="P1"></text:p>
      <text:p text:style-name="P1">Liebe Grüße,</text:p>
      <text:p text:style-name="P1"></text:p>
      <text:p text:style-name="P1">die kleine Sachen im Leb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lay Georgiev</meta:initial-creator>
    <meta:creation-date>2014-01-15T00:18:54.497737977</meta:creation-date>
    <dc:date>2014-01-15T00:21:20.626627920</dc:date>
    <dc:creator>Nikolay Georgiev</dc:creator>
    <meta:editing-duration>PT30S</meta:editing-duration>
    <meta:editing-cycles>2</meta:editing-cycles>
    <meta:generator>LibreOffice/4.1.1.2$Linux_x86 LibreOffice_project/7e4286b58adc75a14f6d83f53a03b6c11fa2903</meta:generator>
    <meta:document-statistic meta:table-count="0" meta:image-count="0" meta:object-count="0" meta:page-count="1" meta:paragraph-count="14" meta:word-count="51" meta:character-count="304" meta:non-whitespace-character-count="257"/>
  </office:meta>
</office:document-meta>
</file>